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3de48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Cantarell" fo:font-size="16pt" fo:font-weight="bold" officeooo:rsid="0003de48" officeooo:paragraph-rsid="0003de48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antarell" fo:font-size="12pt" fo:font-weight="bold" officeooo:rsid="0003de48" officeooo:paragraph-rsid="0003de48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ntarell" fo:font-size="12pt" fo:letter-spacing="normal" fo:font-style="normal" fo:font-weight="normal" officeooo:rsid="0003de48" officeooo:paragraph-rsid="0003de48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weight="bold" officeooo:rsid="0003de48" officeooo:paragraph-rsid="0003de48" fo:background-color="transparent" style:font-weight-asian="bold" style:font-weight-complex="bold"/>
    </style:style>
    <style:style style:name="P6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Slack-Lato" fo:font-size="11.25pt" fo:letter-spacing="normal" fo:font-style="normal" fo:font-weight="bold" officeooo:paragraph-rsid="0003de48" fo:background-color="transparent"/>
    </style:style>
    <style:style style:name="P7" style:family="paragraph" style:parent-style-name="Text_20_body" style:list-style-name="L1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Cantarell" fo:font-size="12pt" fo:letter-spacing="normal" fo:font-style="normal" fo:font-weight="normal" officeooo:paragraph-rsid="0003de48" fo:background-color="transparent" style:font-size-asian="12pt" style:font-size-complex="12pt"/>
    </style:style>
    <style:style style:name="P9" style:family="paragraph" style:parent-style-name="Text_20_body" style:list-style-name="L2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Text_20_body" style:list-style-name="L4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fo:background-color="transparent" style:font-size-asian="12pt" style:font-size-complex="12pt"/>
    </style:style>
    <style:style style:name="P11" style:family="paragraph" style:parent-style-name="Text_20_body" style:list-style-name="L5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Cantarell" fo:font-size="12pt" fo:letter-spacing="normal" fo:font-style="normal" fo:font-weight="normal" fo:background-color="transparent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Cantarell" fo:font-size="12pt" fo:letter-spacing="normal" fo:font-style="normal" fo:font-weight="normal" fo:background-color="transparent" style:font-size-asian="12pt" style:font-size-complex="12pt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Cantarell" fo:font-size="12pt" fo:letter-spacing="normal" fo:font-style="normal" fo:font-weight="bold" officeooo:paragraph-rsid="0003de48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5" style:family="paragraph" style:parent-style-name="Text_20_body" style:list-style-name="L4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6" style:family="paragraph" style:parent-style-name="Text_20_body" style:list-style-name="L6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7" style:family="paragraph" style:parent-style-name="Text_20_body" style:list-style-name="L7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8" style:family="paragraph" style:parent-style-name="Text_20_body" style:list-style-name="L8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style:font-name="Cantarell" fo:font-size="12pt" style:font-size-asian="12pt" style:font-size-complex="12pt"/>
    </style:style>
    <style:style style:name="P21" style:family="paragraph" style:parent-style-name="Text_20_body">
      <style:text-properties style:font-name="Cantarell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Slack-Lato" fo:font-size="11.25pt" fo:letter-spacing="normal" fo:font-style="normal" fo:font-weight="bold" fo:background-color="transparent" loext:char-shading-value="0"/>
    </style:style>
    <style:style style:name="T4" style:family="text">
      <style:text-properties fo:font-variant="normal" fo:text-transform="none" fo:color="#000000" loext:opacity="100%" fo:font-size="11.25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/>
    </style:style>
    <style:style style:name="T6" style:family="text">
      <style:text-properties fo:font-variant="normal" fo:text-transform="none" fo:color="#000000" loext:opacity="100%" style:font-name="Cantarell" fo:font-size="11.25pt" fo:letter-spacing="normal" fo:font-style="normal" fo:font-weight="bold" fo:background-color="transparent" loext:char-shading-value="0"/>
    </style:style>
    <style:style style:name="T7" style:family="text">
      <style:text-properties fo:font-variant="normal" fo:text-transform="none" fo:color="#000000" loext:opacity="100%" style:font-name="Cantarell" fo:font-size="11.2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font-name="Cantarell" fo:letter-spacing="normal" fo:font-style="normal" fo:font-weight="bold" fo:background-color="transparent" loext:char-shading-value="0"/>
    </style:style>
    <style:style style:name="T9" style:family="text">
      <style:text-properties fo:font-variant="normal" fo:text-transform="none" fo:color="#000000" loext:opacity="100%" style:font-name="Cantarell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style:font-name="Cantarell" fo:font-size="12pt" fo:letter-spacing="normal" fo:font-style="normal" fo:font-weight="bold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Cantarell" fo:font-size="12pt" fo:letter-spacing="normal" fo:font-style="normal" fo:font-weight="normal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13" style:family="text">
      <style:text-properties style:font-name="Cantarell"/>
    </style:style>
    <style:style style:name="T14" style:family="text">
      <style:text-properties style:font-name="Cantarell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EJAMENTO</text:p>
      <text:p text:style-name="P3"/>
      <text:p text:style-name="P4"><text:span text:style-name="T1">Configuração Inicial (src/utils/init_data.c)</text:span><text:line-break/>Vamos começar criando uma função que vai configurar tudo que o shell precisa pra rodar. Isso inclui:</text:p>
      <text:list xml:id="list3976544117" text:style-name="L1">
        <text:list-item>
          <text:p text:style-name="P20"><text:span text:style-name="T12">Variáveis de ambiente que vamos usar durante toda a execução.</text:span></text:p>
        </text:list-item>
        <text:list-item>
          <text:p text:style-name="P7">Outras informações necessárias no funcionamento do minishell, como configuração de arquivo de histórico ou outros ajustes globais.</text:p>
        </text:list-item>
      </text:list>
      <text:p text:style-name="P8">A função vai configurar tudo que a gente vai precisar nas etapas seguintes, deixando o código bem organizado desde o começo.</text:p>
      <text:p text:style-name="P13"/>
      <text:p text:style-name="P8"><text:span text:style-name="T1">Lidando com os Sinais (src/handle_signals/handle_signals.c)</text:span><text:line-break/>Em seguida, vamos configurar os sinais pra que o shell se comporte de maneira adequada, igual ao Bash. As ações que vamos precisar são:</text:p>
      <text:list xml:id="list490759220" text:style-name="L2">
        <text:list-item>
          <text:p text:style-name="P9"><text:span text:style-name="T1">Ctrl-C</text:span>: Vai só criar uma nova linha e mostrar o prompt.</text:p>
        </text:list-item>
        <text:list-item>
          <text:p text:style-name="P9"><text:span text:style-name="T1">Ctrl-D</text:span>: Vai fechar o shell.</text:p>
        </text:list-item>
        <text:list-item>
          <text:p text:style-name="P9">**Ctrl-**: Não vai fazer nada (fica em "silêncio").</text:p>
        </text:list-item>
      </text:list>
      <text:p text:style-name="P8">Aqui, a ideia é garantir que o shell se comporte como esperado em modo interativo, sem travar ou causar comportamentos inesperados.</text:p>
      <text:h text:style-name="P6" text:outline-level="3"><text:span text:style-name="Strong_20_Emphasis"><text:span text:style-name="T14">Entrada do Usuário</text:span></text:span><text:span text:style-name="T14"> </text:span><text:span text:style-name="Emphasis"><text:span text:style-name="T14">(src/input/readline.c)</text:span></text:span></text:h>
      <text:p text:style-name="Text_20_body"><text:span text:style-name="T14">Para capturar a entrada do usuário, utilizaremos a biblioteca </text:span><text:span text:style-name="Source_20_Text"><text:span text:style-name="T14">readline</text:span></text:span><text:span text:style-name="T14">, que oferece várias funcionalidades úteis para shells interativos:</text:span></text:p>
      <text:list xml:id="list966227192" text:style-name="L9">
        <text:list-item>
          <text:p text:style-name="P19"><text:span text:style-name="Strong_20_Emphasis"><text:span text:style-name="Source_20_Text"><text:span text:style-name="T14">readline(prompt)</text:span></text:span></text:span><text:span text:style-name="T14">: Exibe um prompt personalizado e permite ao usuário digitar comandos com suporte a edição de linha.</text:span></text:p>
        </text:list-item>
        <text:list-item>
          <text:p text:style-name="P19"><text:span text:style-name="Strong_20_Emphasis"><text:span text:style-name="T14">Histórico</text:span></text:span><text:span text:style-name="T14">: O comando digitado pode ser adicionado ao histórico com </text:span><text:span text:style-name="Source_20_Text"><text:span text:style-name="T14">add_history</text:span></text:span><text:span text:style-name="T14">, permitindo que o usuário navegue pelos comandos anteriores com as setas do teclado.</text:span></text:p>
        </text:list-item>
      </text:list>
      <text:p text:style-name="P21">Essa etapa garante uma interface interativa mais robusta e funcional.</text:p>
      <text:p text:style-name="P13"/>
      <text:p text:style-name="P8"><text:span text:style-name="T1">Verificação de Sintaxe (src/syntax_check/syntax_check.c)</text:span><text:line-break/>Antes de começar a tokenizar a entrada, vamos fazer uma verificação simples de sintaxe pra pegar erros evidentes, tipo:</text:p>
      <text:list xml:id="list4103822522" text:style-name="L3">
        <text:list-item>
          <text:p text:style-name="P14"><text:span text:style-name="T10">Pipes (</text:span><text:span text:style-name="Source_20_Text"><text:span text:style-name="T10">|</text:span></text:span><text:span text:style-name="T10">)</text:span><text:span text:style-name="T11"> usados de forma errada (ex.: </text:span><text:span text:style-name="Source_20_Text"><text:span text:style-name="T11">| comando</text:span></text:span><text:span text:style-name="T11">).</text:span></text:p>
        </text:list-item>
        <text:list-item>
          <text:p text:style-name="P14"><text:span text:style-name="T10">Redirecionamentos (</text:span><text:span text:style-name="Source_20_Text"><text:span text:style-name="T10">&gt;</text:span></text:span><text:span text:style-name="T10">,</text:span><text:span text:style-name="T14"> </text:span><text:span text:style-name="Source_20_Text"><text:span text:style-name="T10">&gt;&gt;</text:span></text:span><text:span text:style-name="T10">, </text:span><text:span text:style-name="Source_20_Text"><text:span text:style-name="T10">&lt;</text:span></text:span><text:span text:style-name="T10">)</text:span><text:span text:style-name="T11"> sem o arquivo especificado.</text:span></text:p>
        </text:list-item>
      </text:list>
      <text:p text:style-name="P8">A ideia é garantir que a entrada esteja minimamente correta antes de processar os tokens, o que ajuda a evitar problemas mais complexos nas etapas seguintes.</text:p>
      <text:p text:style-name="P13"/>
      <text:p text:style-name="P8"><text:soft-page-break/><text:span text:style-name="T1">Tokenização (src/tokenizer/tokenizer.c)</text:span><text:line-break/>Agora, com a entrada validada, vamos quebrá-la em tokens, que são os pedaços principais da nossa linha de comando, como:</text:p>
      <text:list xml:id="list243488807" text:style-name="L4">
        <text:list-item>
          <text:p text:style-name="P15"><text:span text:style-name="T11">Comandos (ex.: </text:span><text:span text:style-name="Source_20_Text"><text:span text:style-name="T11">ls</text:span></text:span><text:span text:style-name="T11">, </text:span><text:span text:style-name="Source_20_Text"><text:span text:style-name="T11">echo</text:span></text:span><text:span text:style-name="T11">).</text:span></text:p>
        </text:list-item>
        <text:list-item>
          <text:p text:style-name="P15"><text:span text:style-name="T11">Operadores (ex.: </text:span><text:span text:style-name="Source_20_Text"><text:span text:style-name="T11">|</text:span></text:span><text:span text:style-name="T11">, </text:span><text:span text:style-name="Source_20_Text"><text:span text:style-name="T11">&gt;</text:span></text:span><text:span text:style-name="T11">).</text:span></text:p>
        </text:list-item>
        <text:list-item>
          <text:p text:style-name="P10">Parâmetros (ex.: arquivos, argumentos).</text:p>
        </text:list-item>
      </text:list>
      <text:p text:style-name="P8">Vamos criar uma <text:span text:style-name="T1">linked list de tokens</text:span> que representa a entrada em partes separadas. Essa lista vai ser a base para a próxima etapa.</text:p>
      <text:p text:style-name="P13"/>
      <text:p text:style-name="P8"><text:span text:style-name="T1">Analisando os Tokens (src/parser/parser.c)</text:span><text:line-break/>Depois de ter a lista de tokens, vamos analisar mais profundamente. O parser vai:</text:p>
      <text:list xml:id="list852116442" text:style-name="L5">
        <text:list-item>
          <text:p text:style-name="P11">Verificar o contexto de cada token (ex.: se uma string está entre aspas ou não).</text:p>
        </text:list-item>
        <text:list-item>
          <text:p text:style-name="P11">Corrigir a tipagem dos tokens dependendo da ordem e do que aparece antes ou depois.</text:p>
        </text:list-item>
      </text:list>
      <text:p text:style-name="P8">A ideia é criar uma estrutura mais detalhada e organizada, onde a gente consegue entender melhor cada parte da entrada.</text:p>
      <text:p text:style-name="P13"/>
      <text:p text:style-name="P8"><text:span text:style-name="T1">Árvore Binária (src/binary_tree/binary_tree.c)</text:span><text:line-break/>Agora, a gente organiza tudo numa <text:span text:style-name="T1">árvore binária</text:span>. Nessa árvore, a gente vai garantir que os operadores e comandos estejam organizados de forma correta, com a ordem de execução respeitando as prioridades.<text:line-break/>Por exemplo:</text:p>
      <text:list xml:id="list3549605159" text:style-name="L6">
        <text:list-item>
          <text:p text:style-name="P16"><text:span text:style-name="T11">O </text:span><text:span text:style-name="T10">pipe (</text:span><text:span text:style-name="Source_20_Text"><text:span text:style-name="T10">|</text:span></text:span><text:span text:style-name="T10">)</text:span><text:span text:style-name="T11"> tem uma prioridade maior do que rodar um comando simples.</text:span></text:p>
        </text:list-item>
        <text:list-item>
          <text:p text:style-name="P16"><text:span text:style-name="T11">Os </text:span><text:span text:style-name="T10">redirecionamentos (</text:span><text:span text:style-name="Source_20_Text"><text:span text:style-name="T10">&gt;</text:span></text:span><text:span text:style-name="T10">, </text:span><text:span text:style-name="Source_20_Text"><text:span text:style-name="T10">&lt;</text:span></text:span><text:span text:style-name="T10">)</text:span><text:span text:style-name="T11"> vão ficar entre os comandos, como no Bash.</text:span></text:p>
        </text:list-item>
      </text:list>
      <text:p text:style-name="P8">A árvore binária nos ajuda a visualizar claramente a ordem das operações, e é a base pra execução dos comandos.</text:p>
      <text:p text:style-name="P13"/>
      <text:p text:style-name="P8"><text:span text:style-name="T1">Executando os Comandos (src/executer/executer.c)</text:span><text:line-break/>Depois que a árvore binária estiver pronta, vamos para a execução. Dependendo do tipo de nó da árvore, o executer vai decidir o que fazer:</text:p>
      <text:list xml:id="list225707403" text:style-name="L7">
        <text:list-item>
          <text:p text:style-name="P17"><text:span text:style-name="T11">Se for um </text:span><text:span text:style-name="T10">comando built-in</text:span><text:span text:style-name="T11"> (como </text:span><text:span text:style-name="Source_20_Text"><text:span text:style-name="T11">cd</text:span></text:span><text:span text:style-name="T11">, </text:span><text:span text:style-name="Source_20_Text"><text:span text:style-name="T11">echo</text:span></text:span><text:span text:style-name="T11">, </text:span><text:span text:style-name="Source_20_Text"><text:span text:style-name="T11">exit</text:span></text:span><text:span text:style-name="T11">), ele chama a função correspondente diretamente.</text:span></text:p>
        </text:list-item>
        <text:list-item>
          <text:p text:style-name="P17"><text:span text:style-name="T11">Se for um </text:span><text:span text:style-name="T10">comando externo</text:span><text:span text:style-name="T11">, ele vai procurar o comando no </text:span><text:span text:style-name="Source_20_Text"><text:span text:style-name="T11">PATH</text:span></text:span><text:span text:style-name="T11"> e tentar executá-lo.</text:span></text:p>
        </text:list-item>
      </text:list>
      <text:p text:style-name="P8">Essa parte é onde o shell realmente “faz o trabalho” e executa o que o usuário pediu.</text:p>
      <text:p text:style-name="P8"/>
      <text:p text:style-name="P1"><text:span text:style-name="T10">Builtins (src/builtins/)</text:span><text:span text:style-name="T11"><text:line-break/>Como os built-ins (como </text:span><text:span text:style-name="Source_20_Text"><text:span text:style-name="T11">echo</text:span></text:span><text:span text:style-name="T11">, </text:span><text:span text:style-name="Source_20_Text"><text:span text:style-name="T11">cd</text:span></text:span><text:span text:style-name="T11">, </text:span><text:span text:style-name="Source_20_Text"><text:span text:style-name="T11">exit</text:span></text:span><text:span text:style-name="T11">) são parte do funcionamento básico do shell, vamos ter uma pasta separada para cada um, com suas próprias funções:</text:span></text:p>
      <text:list xml:id="list4267229468" text:style-name="L8">
        <text:list-item>
          <text:p text:style-name="P18"><text:soft-page-break/><text:span text:style-name="Source_20_Text"><text:span text:style-name="T11">src/builtins/echo/echo.c</text:span></text:span></text:p>
        </text:list-item>
        <text:list-item>
          <text:p text:style-name="P18"><text:span text:style-name="Source_20_Text"><text:span text:style-name="T11">src/builtins/cd/cd.c</text:span></text:span></text:p>
        </text:list-item>
        <text:list-item>
          <text:p text:style-name="P18"><text:span text:style-name="Source_20_Text"><text:span text:style-name="T11">src/builtins/pwd/pwd.c</text:span></text:span></text:p>
        </text:list-item>
        <text:list-item>
          <text:p text:style-name="P18"><text:span text:style-name="Source_20_Text"><text:span text:style-name="T11">src/builtins/export/export.c</text:span></text:span></text:p>
        </text:list-item>
        <text:list-item>
          <text:p text:style-name="P18"><text:span text:style-name="Source_20_Text"><text:span text:style-name="T11">src/builtins/unset/unset.c</text:span></text:span></text:p>
        </text:list-item>
        <text:list-item>
          <text:p text:style-name="P18"><text:span text:style-name="Source_20_Text"><text:span text:style-name="T11">src/builtins/env/env.c</text:span></text:span></text:p>
        </text:list-item>
        <text:list-item>
          <text:p text:style-name="P18"><text:span text:style-name="Source_20_Text"><text:span text:style-name="T11">src/builtins/exit/exit.c</text:span></text:span></text:p>
        </text:list-item>
      </text:list>
      <text:p text:style-name="P12">Cada um desses arquivos vai implementar a lógica para o respectivo comando, e vamos chamá-los conforme a necessidade durante a execução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1:26:03.140640606</meta:creation-date>
    <dc:date>2024-12-14T14:49:36.738271202</dc:date>
    <meta:editing-duration>PT2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5" meta:word-count="647" meta:character-count="4147" meta:non-whitespace-character-count="3570"/>
  </office:meta>
</office:document-meta>
</file>